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aba" officeooo:paragraph-rsid="0000daba"/>
    </style:style>
    <style:style style:name="P2" style:family="paragraph" style:parent-style-name="Standard">
      <style:text-properties officeooo:rsid="00022c4c" officeooo:paragraph-rsid="00022c4c"/>
    </style:style>
    <style:style style:name="T1" style:family="text">
      <style:text-properties officeooo:rsid="00022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ne: <text:s/>Forventningsafstemning vedr. udvikling af dash-board til vedrørende </text:p>
      <text:p text:style-name="P2">Dansk Vegetar Forening</text:p>
      <text:p text:style-name="P2"/>
      <text:p text:style-name="P1">Til stede: <text:span text:style-name="T1">Sidsel Poulsen, Rune-Christoffer Dragsdahl, Louise Johansen og Bjørn Corfitz</text:span></text:p>
      <text:p text:style-name="P2">Lokale: Vesterbrogade 15, 1620 Københav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8:58:52.868221132</meta:creation-date>
    <meta:generator>LibreOffice/7.2.7.2$Linux_X86_64 LibreOffice_project/20$Build-2</meta:generator>
    <dc:date>2022-07-15T19:03:53.516509303</dc:date>
    <meta:editing-duration>PT5M</meta:editing-duration>
    <meta:editing-cycles>2</meta:editing-cycles>
    <meta:document-statistic meta:table-count="0" meta:image-count="0" meta:object-count="0" meta:page-count="1" meta:paragraph-count="4" meta:word-count="27" meta:character-count="224" meta:non-whitespace-character-count="199"/>
  </office:meta>
</office:document-meta>
</file>